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ice_unit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ext:soft-page-break/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Banca di appoggio:<text:span text:style-name="T10"> Banca Cooperativa Valsabbina agenzia di Ghedi</text:span></text:p>
            <text:p text:style-name="P15"><text:s text:c="35"/>IBAN: IT49T 05116 54570 000 000 000 130</text:p>
            <text:p text:style-name="P14"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01T09:04:01.664377355</dc:date>
    <meta:editing-duration>P7DT1H55M24S</meta:editing-duration>
    <meta:editing-cycles>721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60" meta:word-count="207" meta:character-count="2254" meta:non-whitespace-character-count="2052"/>
    <meta:user-defined meta:name="Info 1"/>
    <meta:user-defined meta:name="Info 2"/>
    <meta:user-defined meta:name="Info 3"/>
    <meta:user-defined meta:name="Info 4"/>
  </office:meta>
</office:document-meta>
</file>